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64000006F822D7BE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33.27mm" svg:y="161.11mm" svg:width="138.06mm" svg:height="114.65mm" draw:z-index="0"><draw:image xlink:href="Pictures/1000000100000864000006F822D7BE2B.png" xlink:type="simple" xlink:show="embed" xlink:actuate="onLoad" draw:mime-type="image/png"/></draw:frame><draw:frame draw:style-name="fr1" draw:name="Image2" text:anchor-type="char" svg:width="163.87mm" svg:height="136.08mm" draw:z-index="1"><draw:image xlink:href="Pictures/1000000100000864000006F822D7BE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17:31.760373363</dc:date>
    <meta:editing-duration>PT24M1S</meta:editing-duration>
    <meta:editing-cycles>9</meta:editing-cycles>
    <meta:generator>LibreOffice/24.2.4.2$Linux_X86_64 LibreOffice_project/420$Build-2</meta:generator>
    <meta:print-date>2024-08-31T11:16:05.490369592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